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y_pred</text:p>
          </table:table-cell>
          <table:table-cell table:style-name="Default"/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:.D2])=[.A2])" office:value-type="boolean" office:boolean-value="true" calcext:value-type="boolean">
            <text:p>TRUE</text:p>
          </table:table-cell>
          <table:table-cell table:formula="of:=COUNTIF([.E2:.E834];1)/833" office:value-type="float" office:value="0.660264105642257" calcext:value-type="float">
            <text:p>0.6602641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3:.D3])=[.A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:.D4])=[.A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5:.D5])=[.A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6:.D6])=[.A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7:.D7])=[.A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8:.D8])=[.A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9:.D9])=[.A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0:.D10])=[.A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1:.D11])=[.A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2:.D12])=[.A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3:.D13])=[.A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4:.D14])=[.A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5:.D15])=[.A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6:.D16])=[.A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7:.D17])=[.A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8:.D18])=[.A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9:.D19])=[.A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0:.D20])=[.A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1:.D21])=[.A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2:.D22])=[.A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23:.D23])=[.A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4:.D24])=[.A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5:.D25])=[.A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6:.D26])=[.A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7:.D27])=[.A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8:.D28])=[.A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9:.D29])=[.A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0:.D30])=[.A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1:.D31])=[.A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2:.D32])=[.A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3:.D33])=[.A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4:.D34])=[.A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5:.D35])=[.A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6:.D36])=[.A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7:.D37])=[.A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8:.D38])=[.A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9:.D39])=[.A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0:.D40])=[.A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1:.D41])=[.A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2:.D42])=[.A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3:.D43])=[.A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4:.D44])=[.A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5:.D45])=[.A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6:.D46])=[.A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7:.D47])=[.A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8:.D48])=[.A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9:.D49])=[.A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0:.D50])=[.A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51:.D51])=[.A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52:.D52])=[.A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53:.D53])=[.A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54:.D54])=[.A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55:.D55])=[.A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56:.D56])=[.A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57:.D57])=[.A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8:.D58])=[.A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59:.D59])=[.A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60:.D60])=[.A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61:.D61])=[.A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62:.D62])=[.A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63:.D63])=[.A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64:.D64])=[.A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65:.D65])=[.A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6:.D66])=[.A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67:.D67])=[.A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68:.D68])=[.A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69:.D69])=[.A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70:.D70])=[.A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71:.D71])=[.A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72:.D72])=[.A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73:.D73])=[.A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74:.D74])=[.A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75:.D75])=[.A7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76:.D76])=[.A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7:.D77])=[.A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78:.D78])=[.A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9:.D79])=[.A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80:.D80])=[.A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81:.D81])=[.A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82:.D82])=[.A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83:.D83])=[.A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84:.D84])=[.A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85:.D85])=[.A8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86:.D86])=[.A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87:.D87])=[.A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88:.D88])=[.A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89:.D89])=[.A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90:.D90])=[.A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91:.D91])=[.A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92:.D92])=[.A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93:.D93])=[.A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4:.D94])=[.A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95:.D95])=[.A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96:.D96])=[.A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97:.D97])=[.A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98:.D98])=[.A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99:.D99])=[.A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00:.D100])=[.A1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01:.D101])=[.A1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02:.D102])=[.A10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03:.D103])=[.A1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04:.D104])=[.A10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05:.D105])=[.A1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06:.D106])=[.A1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07:.D107])=[.A1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108:.D108])=[.A1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09:.D109])=[.A1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10:.D110])=[.A1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111:.D111])=[.A1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12:.D112])=[.A1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13:.D113])=[.A1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14:.D114])=[.A1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15:.D115])=[.A1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116:.D116])=[.A1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17:.D117])=[.A1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18:.D118])=[.A1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19:.D119])=[.A1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20:.D120])=[.A1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21:.D121])=[.A1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22:.D122])=[.A1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23:.D123])=[.A1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24:.D124])=[.A1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25:.D125])=[.A1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26:.D126])=[.A1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27:.D127])=[.A1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28:.D128])=[.A1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29:.D129])=[.A1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30:.D130])=[.A1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131:.D131])=[.A1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32:.D132])=[.A1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33:.D133])=[.A1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34:.D134])=[.A1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35:.D135])=[.A1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36:.D136])=[.A1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37:.D137])=[.A1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38:.D138])=[.A1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39:.D139])=[.A1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40:.D140])=[.A1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41:.D141])=[.A14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42:.D142])=[.A1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43:.D143])=[.A1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44:.D144])=[.A1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45:.D145])=[.A1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46:.D146])=[.A1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47:.D147])=[.A1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48:.D148])=[.A1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49:.D149])=[.A1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50:.D150])=[.A1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51:.D151])=[.A1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52:.D152])=[.A1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53:.D153])=[.A1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54:.D154])=[.A1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55:.D155])=[.A1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56:.D156])=[.A1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57:.D157])=[.A1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58:.D158])=[.A1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59:.D159])=[.A1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60:.D160])=[.A1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61:.D161])=[.A1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62:.D162])=[.A1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63:.D163])=[.A1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64:.D164])=[.A1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65:.D165])=[.A1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66:.D166])=[.A1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67:.D167])=[.A1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68:.D168])=[.A1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169:.D169])=[.A1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70:.D170])=[.A1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71:.D171])=[.A1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72:.D172])=[.A1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73:.D173])=[.A1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74:.D174])=[.A1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75:.D175])=[.A1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76:.D176])=[.A1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77:.D177])=[.A1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78:.D178])=[.A1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79:.D179])=[.A1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80:.D180])=[.A1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81:.D181])=[.A1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82:.D182])=[.A1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83:.D183])=[.A1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84:.D184])=[.A1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185:.D185])=[.A1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86:.D186])=[.A1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87:.D187])=[.A1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88:.D188])=[.A1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89:.D189])=[.A1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90:.D190])=[.A1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191:.D191])=[.A1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92:.D192])=[.A1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93:.D193])=[.A1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94:.D194])=[.A1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95:.D195])=[.A1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96:.D196])=[.A1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197:.D197])=[.A1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98:.D198])=[.A1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99:.D199])=[.A1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00:.D200])=[.A2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01:.D201])=[.A2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202:.D202])=[.A20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03:.D203])=[.A2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04:.D204])=[.A2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205:.D205])=[.A2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06:.D206])=[.A2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207:.D207])=[.A2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08:.D208])=[.A2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09:.D209])=[.A2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10:.D210])=[.A2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11:.D211])=[.A2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12:.D212])=[.A2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13:.D213])=[.A2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14:.D214])=[.A2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15:.D215])=[.A2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16:.D216])=[.A2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17:.D217])=[.A2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18:.D218])=[.A2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19:.D219])=[.A2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20:.D220])=[.A2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221:.D221])=[.A2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22:.D222])=[.A2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23:.D223])=[.A2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24:.D224])=[.A2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25:.D225])=[.A2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26:.D226])=[.A2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27:.D227])=[.A2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28:.D228])=[.A2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29:.D229])=[.A2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230:.D230])=[.A2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231:.D231])=[.A2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232:.D232])=[.A2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33:.D233])=[.A2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34:.D234])=[.A2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35:.D235])=[.A2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36:.D236])=[.A2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237:.D237])=[.A2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38:.D238])=[.A2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39:.D239])=[.A2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40:.D240])=[.A2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41:.D241])=[.A24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42:.D242])=[.A2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43:.D243])=[.A2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44:.D244])=[.A2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45:.D245])=[.A2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46:.D246])=[.A2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47:.D247])=[.A2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48:.D248])=[.A2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49:.D249])=[.A2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50:.D250])=[.A2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51:.D251])=[.A2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52:.D252])=[.A2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53:.D253])=[.A2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54:.D254])=[.A2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55:.D255])=[.A2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56:.D256])=[.A2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57:.D257])=[.A2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58:.D258])=[.A2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59:.D259])=[.A2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60:.D260])=[.A2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61:.D261])=[.A2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62:.D262])=[.A2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63:.D263])=[.A2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64:.D264])=[.A2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65:.D265])=[.A2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66:.D266])=[.A2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67:.D267])=[.A2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68:.D268])=[.A2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69:.D269])=[.A2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70:.D270])=[.A2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71:.D271])=[.A2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272:.D272])=[.A2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73:.D273])=[.A2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74:.D274])=[.A2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75:.D275])=[.A2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76:.D276])=[.A2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277:.D277])=[.A2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78:.D278])=[.A2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79:.D279])=[.A2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80:.D280])=[.A2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81:.D281])=[.A2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82:.D282])=[.A2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283:.D283])=[.A2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84:.D284])=[.A2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285:.D285])=[.A2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86:.D286])=[.A2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87:.D287])=[.A2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88:.D288])=[.A2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89:.D289])=[.A2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90:.D290])=[.A2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91:.D291])=[.A2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92:.D292])=[.A2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93:.D293])=[.A2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94:.D294])=[.A2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95:.D295])=[.A2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96:.D296])=[.A2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97:.D297])=[.A2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298:.D298])=[.A2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99:.D299])=[.A2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00:.D300])=[.A3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01:.D301])=[.A3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02:.D302])=[.A3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03:.D303])=[.A3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04:.D304])=[.A30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05:.D305])=[.A3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06:.D306])=[.A3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07:.D307])=[.A3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08:.D308])=[.A3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09:.D309])=[.A3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10:.D310])=[.A3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11:.D311])=[.A3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12:.D312])=[.A3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13:.D313])=[.A3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314:.D314])=[.A3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15:.D315])=[.A3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16:.D316])=[.A3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317:.D317])=[.A3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18:.D318])=[.A3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19:.D319])=[.A3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20:.D320])=[.A3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21:.D321])=[.A3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22:.D322])=[.A3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23:.D323])=[.A3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24:.D324])=[.A3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25:.D325])=[.A3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26:.D326])=[.A3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27:.D327])=[.A3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328:.D328])=[.A3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29:.D329])=[.A3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30:.D330])=[.A3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31:.D331])=[.A3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32:.D332])=[.A3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33:.D333])=[.A3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34:.D334])=[.A3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35:.D335])=[.A3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36:.D336])=[.A3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37:.D337])=[.A3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38:.D338])=[.A3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39:.D339])=[.A3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40:.D340])=[.A3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41:.D341])=[.A3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42:.D342])=[.A3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43:.D343])=[.A3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44:.D344])=[.A3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45:.D345])=[.A3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46:.D346])=[.A3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47:.D347])=[.A3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348:.D348])=[.A3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49:.D349])=[.A3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50:.D350])=[.A3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51:.D351])=[.A3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52:.D352])=[.A3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53:.D353])=[.A3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54:.D354])=[.A3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55:.D355])=[.A3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56:.D356])=[.A3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57:.D357])=[.A3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58:.D358])=[.A3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59:.D359])=[.A3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60:.D360])=[.A3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61:.D361])=[.A3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362:.D362])=[.A3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63:.D363])=[.A3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64:.D364])=[.A3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65:.D365])=[.A3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66:.D366])=[.A3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67:.D367])=[.A3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68:.D368])=[.A3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69:.D369])=[.A3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70:.D370])=[.A3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71:.D371])=[.A3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72:.D372])=[.A3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73:.D373])=[.A3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74:.D374])=[.A3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75:.D375])=[.A3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76:.D376])=[.A3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77:.D377])=[.A3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78:.D378])=[.A3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379:.D379])=[.A3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80:.D380])=[.A3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81:.D381])=[.A3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82:.D382])=[.A3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83:.D383])=[.A3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84:.D384])=[.A3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85:.D385])=[.A3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86:.D386])=[.A3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87:.D387])=[.A3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88:.D388])=[.A3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89:.D389])=[.A3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90:.D390])=[.A3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391:.D391])=[.A3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92:.D392])=[.A3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93:.D393])=[.A3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94:.D394])=[.A3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95:.D395])=[.A3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96:.D396])=[.A3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97:.D397])=[.A3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398:.D398])=[.A3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99:.D399])=[.A3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00:.D400])=[.A4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01:.D401])=[.A4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02:.D402])=[.A40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03:.D403])=[.A40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04:.D404])=[.A40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05:.D405])=[.A4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06:.D406])=[.A4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07:.D407])=[.A4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08:.D408])=[.A4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09:.D409])=[.A4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10:.D410])=[.A4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11:.D411])=[.A4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12:.D412])=[.A4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13:.D413])=[.A4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14:.D414])=[.A4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15:.D415])=[.A4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16:.D416])=[.A4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17:.D417])=[.A4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18:.D418])=[.A4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19:.D419])=[.A4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20:.D420])=[.A4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21:.D421])=[.A4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22:.D422])=[.A4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23:.D423])=[.A4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24:.D424])=[.A4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25:.D425])=[.A4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26:.D426])=[.A4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27:.D427])=[.A4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28:.D428])=[.A4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29:.D429])=[.A4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30:.D430])=[.A4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31:.D431])=[.A4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MODE([.B432:.D432])=[.A4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33:.D433])=[.A4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34:.D434])=[.A4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35:.D435])=[.A4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36:.D436])=[.A4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37:.D437])=[.A4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38:.D438])=[.A4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39:.D439])=[.A4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40:.D440])=[.A4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41:.D441])=[.A4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42:.D442])=[.A4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443:.D443])=[.A44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444:.D444])=[.A4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45:.D445])=[.A4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46:.D446])=[.A4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47:.D447])=[.A4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48:.D448])=[.A4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49:.D449])=[.A4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50:.D450])=[.A45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51:.D451])=[.A4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52:.D452])=[.A4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53:.D453])=[.A4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454:.D454])=[.A4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55:.D455])=[.A4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56:.D456])=[.A4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57:.D457])=[.A4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58:.D458])=[.A4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59:.D459])=[.A4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60:.D460])=[.A4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461:.D461])=[.A4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62:.D462])=[.A4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63:.D463])=[.A4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64:.D464])=[.A4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65:.D465])=[.A4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66:.D466])=[.A4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67:.D467])=[.A4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68:.D468])=[.A4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469:.D469])=[.A4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70:.D470])=[.A4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71:.D471])=[.A4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72:.D472])=[.A4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73:.D473])=[.A4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74:.D474])=[.A4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75:.D475])=[.A4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76:.D476])=[.A4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77:.D477])=[.A4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478:.D478])=[.A4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79:.D479])=[.A4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80:.D480])=[.A4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81:.D481])=[.A4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82:.D482])=[.A4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83:.D483])=[.A4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84:.D484])=[.A4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85:.D485])=[.A48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86:.D486])=[.A4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87:.D487])=[.A4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88:.D488])=[.A4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89:.D489])=[.A4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90:.D490])=[.A4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91:.D491])=[.A4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92:.D492])=[.A4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93:.D493])=[.A4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94:.D494])=[.A4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95:.D495])=[.A4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496:.D496])=[.A4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97:.D497])=[.A4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98:.D498])=[.A4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99:.D499])=[.A4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00:.D500])=[.A5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01:.D501])=[.A5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02:.D502])=[.A5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03:.D503])=[.A5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04:.D504])=[.A5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05:.D505])=[.A5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06:.D506])=[.A5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507:.D507])=[.A5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08:.D508])=[.A5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509:.D509])=[.A5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510:.D510])=[.A5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11:.D511])=[.A5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12:.D512])=[.A5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13:.D513])=[.A5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14:.D514])=[.A5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15:.D515])=[.A5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16:.D516])=[.A5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517:.D517])=[.A5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18:.D518])=[.A5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519:.D519])=[.A5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20:.D520])=[.A5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21:.D521])=[.A5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22:.D522])=[.A5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23:.D523])=[.A5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524:.D524])=[.A5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25:.D525])=[.A5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526:.D526])=[.A5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27:.D527])=[.A5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28:.D528])=[.A5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29:.D529])=[.A5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30:.D530])=[.A5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31:.D531])=[.A5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532:.D532])=[.A5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33:.D533])=[.A5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34:.D534])=[.A5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35:.D535])=[.A5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536:.D536])=[.A5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37:.D537])=[.A5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38:.D538])=[.A5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539:.D539])=[.A5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40:.D540])=[.A5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541:.D541])=[.A5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42:.D542])=[.A5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543:.D543])=[.A5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44:.D544])=[.A5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45:.D545])=[.A5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46:.D546])=[.A5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47:.D547])=[.A5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48:.D548])=[.A5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49:.D549])=[.A5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50:.D550])=[.A5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551:.D551])=[.A5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52:.D552])=[.A5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53:.D553])=[.A5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54:.D554])=[.A5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55:.D555])=[.A55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56:.D556])=[.A5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57:.D557])=[.A5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58:.D558])=[.A5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59:.D559])=[.A5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60:.D560])=[.A5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61:.D561])=[.A5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62:.D562])=[.A5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63:.D563])=[.A5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64:.D564])=[.A5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65:.D565])=[.A5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66:.D566])=[.A5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67:.D567])=[.A5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68:.D568])=[.A5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69:.D569])=[.A5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70:.D570])=[.A5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71:.D571])=[.A5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72:.D572])=[.A5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73:.D573])=[.A5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74:.D574])=[.A5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75:.D575])=[.A5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576:.D576])=[.A5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77:.D577])=[.A5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78:.D578])=[.A5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79:.D579])=[.A5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80:.D580])=[.A5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81:.D581])=[.A5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82:.D582])=[.A5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83:.D583])=[.A5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84:.D584])=[.A5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85:.D585])=[.A58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86:.D586])=[.A5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87:.D587])=[.A5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88:.D588])=[.A5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589:.D589])=[.A5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90:.D590])=[.A5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591:.D591])=[.A5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592:.D592])=[.A5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93:.D593])=[.A5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94:.D594])=[.A5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95:.D595])=[.A5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96:.D596])=[.A5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597:.D597])=[.A5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98:.D598])=[.A5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99:.D599])=[.A5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00:.D600])=[.A6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01:.D601])=[.A6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02:.D602])=[.A6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03:.D603])=[.A6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04:.D604])=[.A6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05:.D605])=[.A6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06:.D606])=[.A6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07:.D607])=[.A6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608:.D608])=[.A6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09:.D609])=[.A6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10:.D610])=[.A6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11:.D611])=[.A6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12:.D612])=[.A6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13:.D613])=[.A6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614:.D614])=[.A6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15:.D615])=[.A6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16:.D616])=[.A6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17:.D617])=[.A6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18:.D618])=[.A6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19:.D619])=[.A6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20:.D620])=[.A6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21:.D621])=[.A6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22:.D622])=[.A6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23:.D623])=[.A6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24:.D624])=[.A6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625:.D625])=[.A6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26:.D626])=[.A6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27:.D627])=[.A6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28:.D628])=[.A6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29:.D629])=[.A6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30:.D630])=[.A6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31:.D631])=[.A6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32:.D632])=[.A6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33:.D633])=[.A6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34:.D634])=[.A6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35:.D635])=[.A6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36:.D636])=[.A6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37:.D637])=[.A6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38:.D638])=[.A6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39:.D639])=[.A6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40:.D640])=[.A6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41:.D641])=[.A6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642:.D642])=[.A6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43:.D643])=[.A6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44:.D644])=[.A6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45:.D645])=[.A6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46:.D646])=[.A6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47:.D647])=[.A6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48:.D648])=[.A6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49:.D649])=[.A6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50:.D650])=[.A6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51:.D651])=[.A6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52:.D652])=[.A6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53:.D653])=[.A6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54:.D654])=[.A6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55:.D655])=[.A6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56:.D656])=[.A6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57:.D657])=[.A6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58:.D658])=[.A6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659:.D659])=[.A6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60:.D660])=[.A6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61:.D661])=[.A6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62:.D662])=[.A6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63:.D663])=[.A6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64:.D664])=[.A6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65:.D665])=[.A6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66:.D666])=[.A6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67:.D667])=[.A6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68:.D668])=[.A6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69:.D669])=[.A6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70:.D670])=[.A6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71:.D671])=[.A6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72:.D672])=[.A6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73:.D673])=[.A6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74:.D674])=[.A6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75:.D675])=[.A6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76:.D676])=[.A6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677:.D677])=[.A6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78:.D678])=[.A6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79:.D679])=[.A6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80:.D680])=[.A6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81:.D681])=[.A6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82:.D682])=[.A6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83:.D683])=[.A6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84:.D684])=[.A6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85:.D685])=[.A6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86:.D686])=[.A6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87:.D687])=[.A6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88:.D688])=[.A6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89:.D689])=[.A6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90:.D690])=[.A6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91:.D691])=[.A6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92:.D692])=[.A6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93:.D693])=[.A6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94:.D694])=[.A6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95:.D695])=[.A6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96:.D696])=[.A6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97:.D697])=[.A6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698:.D698])=[.A6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699:.D699])=[.A6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00:.D700])=[.A7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01:.D701])=[.A7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02:.D702])=[.A7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03:.D703])=[.A7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04:.D704])=[.A7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05:.D705])=[.A7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06:.D706])=[.A7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707:.D707])=[.A7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08:.D708])=[.A7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09:.D709])=[.A7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10:.D710])=[.A7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11:.D711])=[.A7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712:.D712])=[.A7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713:.D713])=[.A7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714:.D714])=[.A7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15:.D715])=[.A7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16:.D716])=[.A7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17:.D717])=[.A7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18:.D718])=[.A7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19:.D719])=[.A7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720:.D720])=[.A7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21:.D721])=[.A7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22:.D722])=[.A7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23:.D723])=[.A7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24:.D724])=[.A7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25:.D725])=[.A7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26:.D726])=[.A7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27:.D727])=[.A7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28:.D728])=[.A7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729:.D729])=[.A7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30:.D730])=[.A7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31:.D731])=[.A7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32:.D732])=[.A7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33:.D733])=[.A7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34:.D734])=[.A7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35:.D735])=[.A7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36:.D736])=[.A7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37:.D737])=[.A7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38:.D738])=[.A7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39:.D739])=[.A7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740:.D740])=[.A7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41:.D741])=[.A7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742:.D742])=[.A7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43:.D743])=[.A74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44:.D744])=[.A7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45:.D745])=[.A7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46:.D746])=[.A7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47:.D747])=[.A7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48:.D748])=[.A7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49:.D749])=[.A7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50:.D750])=[.A7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751:.D751])=[.A7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52:.D752])=[.A7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53:.D753])=[.A7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54:.D754])=[.A7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55:.D755])=[.A7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56:.D756])=[.A7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57:.D757])=[.A7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58:.D758])=[.A7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59:.D759])=[.A7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60:.D760])=[.A7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761:.D761])=[.A7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762:.D762])=[.A7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63:.D763])=[.A7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64:.D764])=[.A7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65:.D765])=[.A7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66:.D766])=[.A7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67:.D767])=[.A7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68:.D768])=[.A7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69:.D769])=[.A7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70:.D770])=[.A7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771:.D771])=[.A7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72:.D772])=[.A7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73:.D773])=[.A7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74:.D774])=[.A7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75:.D775])=[.A7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76:.D776])=[.A7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77:.D777])=[.A7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78:.D778])=[.A7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79:.D779])=[.A7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80:.D780])=[.A7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81:.D781])=[.A7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82:.D782])=[.A7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83:.D783])=[.A7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84:.D784])=[.A7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85:.D785])=[.A7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86:.D786])=[.A7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87:.D787])=[.A7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788:.D788])=[.A7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89:.D789])=[.A7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90:.D790])=[.A7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91:.D791])=[.A7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92:.D792])=[.A7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793:.D793])=[.A7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94:.D794])=[.A7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95:.D795])=[.A7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96:.D796])=[.A7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97:.D797])=[.A7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98:.D798])=[.A7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799:.D799])=[.A7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00:.D800])=[.A8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801:.D801])=[.A8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802:.D802])=[.A8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03:.D803])=[.A8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04:.D804])=[.A8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805:.D805])=[.A8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806:.D806])=[.A8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807:.D807])=[.A8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08:.D808])=[.A8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09:.D809])=[.A8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810:.D810])=[.A8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11:.D811])=[.A8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812:.D812])=[.A8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13:.D813])=[.A8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814:.D814])=[.A8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15:.D815])=[.A8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MODE([.B816:.D816])=[.A8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817:.D817])=[.A8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B818:.D818])=[.A8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B819:.D819])=[.A8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B820:.D820])=[.A8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B821:.D821])=[.A8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B822:.D822])=[.A8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B823:.D823])=[.A8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B824:.D824])=[.A8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B825:.D825])=[.A8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B826:.D826])=[.A8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B827:.D827])=[.A8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828:.D828])=[.A828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B829:.D829])=[.A8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830:.D830])=[.A830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B831:.D831])=[.A8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B832:.D832])=[.A8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B833:.D833])=[.A8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B834:.D834])=[.A834])" office:value-type="boolean" office:boolean-value="false" calcext:value-type="boolean">
            <text:p>FAL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0:46:11.419919860</meta:creation-date>
    <dc:date>2022-06-01T11:00:07.439357850</dc:date>
    <meta:editing-duration>PT3M46S</meta:editing-duration>
    <meta:editing-cycles>1</meta:editing-cycles>
    <meta:document-statistic meta:table-count="1" meta:cell-count="4153" meta:object-count="0"/>
    <meta:generator>LibreOffice/5.1.6.2$Linux_X86_64 LibreOffice_project/10m0$Build-2</meta:generator>
  </office:meta>
</office:document-meta>
</file>